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eal" svg:font-family="area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29d92" officeooo:paragraph-rsid="00429d92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1aca50" style:text-blinking="false" fo:background-color="transparent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5a55a4" style:text-blinking="false" fo:background-color="transparent" style:font-size-asian="10pt" style:font-size-complex="10pt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4d025e" style:text-blinking="false" fo:background-color="transparent" style:font-size-asian="10pt" style:font-size-complex="10pt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a281d" officeooo:paragraph-rsid="002a281d" style:text-blinking="false" fo:background-color="transparent" style:font-size-asian="10pt" style:font-weight-asian="normal" style:font-size-complex="10pt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eal" fo:font-size="14pt" fo:font-style="normal" style:text-underline-style="none" fo:font-weight="bold" style:text-blinking="false" fo:background-color="transparent" style:font-size-asian="14pt" style:font-size-complex="14pt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2pt" fo:font-style="normal" style:text-underline-style="solid" style:text-underline-width="auto" style:text-underline-color="font-color" fo:font-weight="bold" officeooo:paragraph-rsid="0064c3c0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4d025e" style:text-blinking="false" fo:background-color="transparent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font-name="areal" fo:font-size="12pt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4d025e"/>
    </style:style>
    <style:style style:name="P1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fo:font-weight="normal" style:font-size-asian="10pt" style:font-size-complex="10pt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style:font-name="areal" fo:font-size="10pt" officeooo:paragraph-rsid="00656efa" style:font-size-asian="10pt" style:font-size-complex="10pt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64c3c0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64c3c0" style:text-blinking="false" fo:background-color="transparent" style:font-size-asian="10pt" style:font-size-complex="10pt"/>
    </style:style>
    <style:style style:name="P18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officeooo:paragraph-rsid="00411cfa" style:text-blinking="false" fo:background-color="transparent" style:font-size-asian="10pt" style:font-size-complex="10pt"/>
    </style:style>
    <style:style style:name="P1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fc183" officeooo:paragraph-rsid="004d025e" style:text-blinking="false" fo:background-color="transparent" style:font-size-asian="10pt" style:font-size-complex="10pt"/>
    </style:style>
    <style:style style:name="P20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29d92" officeooo:paragraph-rsid="00429d92" style:text-blinking="false" fo:background-color="transparent" style:font-size-asian="10pt" style:font-size-complex="10pt"/>
    </style:style>
    <style:style style:name="P21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beeb0" officeooo:paragraph-rsid="002beeb0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cf482" officeooo:paragraph-rsid="002cf482" style:text-blinking="false" fo:background-color="transparent" style:font-size-asian="10pt" style:font-weight-asian="normal" style:font-size-complex="10pt" style:font-weight-complex="normal"/>
    </style:style>
    <style:style style:name="P24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paragraph-rsid="002fce94" style:text-blinking="false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2fefa2" officeooo:paragraph-rsid="002fefa2" style:text-blinking="false" fo:background-color="transparent" style:font-size-asian="10pt" style:font-weight-asian="normal" style:font-size-complex="10pt" style:font-weight-complex="normal"/>
    </style:style>
    <style:style style:name="P26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36b9fc" officeooo:paragraph-rsid="0036b9fc" style:text-blinking="false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d7150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d7150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11cfa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4d6f0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eal" fo:font-size="10pt" fo:font-style="normal" style:text-underline-style="none" fo:font-weight="normal" officeooo:rsid="0056192f" style:text-blinking="false" fo:background-color="transparent" loext:char-shading-value="0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8f8c5" style:font-weight-asian="bold" style:font-weight-complex="bold"/>
    </style:style>
    <style:style style:name="T10" style:family="text">
      <style:text-properties fo:font-weight="bold" officeooo:rsid="0020f51b" style:font-weight-asian="bold" style:font-weight-complex="bold"/>
    </style:style>
    <style:style style:name="T11" style:family="text">
      <style:text-properties fo:font-weight="bold" officeooo:rsid="00411cfa" style:font-weight-asian="bold" style:font-weight-complex="bold"/>
    </style:style>
    <style:style style:name="T12" style:family="text">
      <style:text-properties fo:font-weight="bold" officeooo:rsid="004ce70e" style:font-weight-asian="bold" style:font-weight-complex="bold"/>
    </style:style>
    <style:style style:name="T13" style:family="text">
      <style:text-properties officeooo:rsid="0020f51b"/>
    </style:style>
    <style:style style:name="T14" style:family="text">
      <style:text-properties style:font-name="areal" fo:font-size="10pt" style:font-size-asian="10pt" style:font-size-complex="10pt"/>
    </style:style>
    <style:style style:name="T15" style:family="text">
      <style:text-properties style:font-name="areal" fo:font-size="10pt" officeooo:rsid="0038f8c5" style:font-size-asian="10pt" style:font-weight-asian="bold" style:font-size-complex="10pt" style:font-weight-complex="bold"/>
    </style:style>
    <style:style style:name="T16" style:family="text">
      <style:text-properties style:font-name="areal" fo:font-size="10pt" fo:font-weight="normal" officeooo:rsid="0038f8c5" style:font-size-asian="10pt" style:font-weight-asian="normal" style:font-size-complex="10pt" style:font-weight-complex="normal"/>
    </style:style>
    <style:style style:name="T17" style:family="text">
      <style:text-properties style:font-name="areal" fo:font-size="10pt" fo:font-weight="bold" officeooo:rsid="0038f8c5" style:font-size-asian="10pt" style:font-weight-asian="bold" style:font-size-complex="10pt" style:font-weight-complex="bold"/>
    </style:style>
    <style:style style:name="T18" style:family="text">
      <style:text-properties officeooo:rsid="002a28ae"/>
    </style:style>
    <style:style style:name="T19" style:family="text">
      <style:text-properties officeooo:rsid="002fce94"/>
    </style:style>
    <style:style style:name="T20" style:family="text">
      <style:text-properties officeooo:rsid="00317ec1"/>
    </style:style>
    <style:style style:name="T21" style:family="text">
      <style:text-properties officeooo:rsid="0035d0fe"/>
    </style:style>
    <style:style style:name="T22" style:family="text">
      <style:text-properties officeooo:rsid="00387b4a"/>
    </style:style>
    <style:style style:name="T23" style:family="text">
      <style:text-properties officeooo:rsid="0038f8c5"/>
    </style:style>
    <style:style style:name="T24" style:family="text">
      <style:text-properties officeooo:rsid="0023be69"/>
    </style:style>
    <style:style style:name="T25" style:family="text">
      <style:text-properties officeooo:rsid="00429d92"/>
    </style:style>
    <style:style style:name="T26" style:family="text">
      <style:text-properties officeooo:rsid="00461923"/>
    </style:style>
    <style:style style:name="T27" style:family="text">
      <style:text-properties officeooo:rsid="004647ad"/>
    </style:style>
    <style:style style:name="T28" style:family="text">
      <style:text-properties officeooo:rsid="004e07e8"/>
    </style:style>
    <style:style style:name="T29" style:family="text">
      <style:text-properties fo:color="#0000ee" loext:opacity="100%" style:font-name="areal" fo:font-size="10pt" style:font-size-asian="10pt" style:font-size-complex="10pt"/>
    </style:style>
    <style:style style:name="T30" style:family="text">
      <style:text-properties fo:color="#000083" loext:opacity="100%"/>
    </style:style>
    <style:style style:name="T31" style:family="text">
      <style:text-properties fo:color="#000083" loext:opacity="100%" style:font-name="areal" fo:font-size="10pt" style:font-size-asian="10pt" style:font-size-complex="10pt"/>
    </style:style>
    <style:style style:name="T32" style:family="text">
      <style:text-properties fo:color="#000083" loext:opacity="100%" style:font-name="areal" fo:font-size="10pt" officeooo:rsid="001aca50" style:font-size-asian="10pt" style:font-size-complex="10pt"/>
    </style:style>
    <style:style style:name="T33" style:family="text">
      <style:text-properties fo:color="#000083" loext:opacity="100%" style:font-name="areal" fo:font-size="10pt" fo:font-weight="normal" style:font-size-asian="10pt" style:font-size-complex="10pt"/>
    </style:style>
    <style:style style:name="T34" style:family="text">
      <style:text-properties fo:color="#000083" loext:opacity="100%" fo:font-size="10pt" style:text-underline-style="none" fo:font-weight="normal" officeooo:rsid="0038f8c5" style:font-size-asian="10pt" style:font-weight-asian="normal" style:font-size-complex="10pt" style:font-weight-complex="normal"/>
    </style:style>
    <style:style style:name="T35" style:family="text">
      <style:text-properties fo:color="#000083" loext:opacity="100%" fo:font-size="10pt" fo:font-weight="normal" officeooo:rsid="004d025e" style:font-size-asian="10pt" style:font-size-complex="10pt"/>
    </style:style>
    <style:style style:name="T36" style:family="text">
      <style:text-properties officeooo:rsid="0056192f"/>
    </style:style>
    <style:style style:name="T37" style:family="text">
      <style:text-properties officeooo:rsid="00590f34"/>
    </style:style>
    <style:style style:name="T38" style:family="text">
      <style:text-properties officeooo:rsid="005d8197"/>
    </style:style>
    <style:style style:name="T39" style:family="text">
      <style:text-properties officeooo:rsid="00613beb"/>
    </style:style>
    <style:style style:name="T40" style:family="text">
      <style:text-properties officeooo:rsid="00631c66"/>
    </style:style>
    <style:style style:name="T41" style:family="text">
      <style:text-properties fo:font-size="10pt" style:text-underline-style="none" officeooo:rsid="0038f8c5" style:font-size-asian="10pt" style:font-size-complex="10pt"/>
    </style:style>
    <style:style style:name="T42" style:family="text">
      <style:text-properties fo:font-size="10pt" style:text-underline-style="none" fo:font-weight="normal" officeooo:rsid="0038f8c5" style:font-size-asian="10pt" style:font-weight-asian="normal" style:font-size-complex="10pt" style:font-weight-complex="normal"/>
    </style:style>
    <style:style style:name="T43" style:family="text">
      <style:text-properties style:font-weight-asian="bold" style:font-weight-complex="bold"/>
    </style:style>
    <style:style style:name="T44" style:family="text">
      <style:text-properties officeooo:rsid="00573b08" style:font-weight-asian="bold" style:font-weight-complex="bold"/>
    </style:style>
    <style:style style:name="T45" style:family="text">
      <style:text-properties officeooo:rsid="0064c3c0"/>
    </style:style>
    <style:style style:name="T46" style:family="text">
      <style:text-properties officeooo:rsid="00656efa"/>
    </style:style>
    <style:style style:name="T47" style:family="text">
      <style:text-properties officeooo:rsid="00673bb4"/>
    </style:style>
    <style:style style:name="T48" style:family="text">
      <style:text-properties officeooo:rsid="0067b1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9fad3da-7fff-2541-6de3-4016823e719f"/>Benjamin Lewis</text:p>
      <text:p text:style-name="P3">F<text:span text:style-name="T39">ull Stack</text:span> Developer</text:p>
      <text:p text:style-name="P3">BenjaminSL2000@gmail.com | (919) 909-8267</text:p>
      <text:p text:style-name="P11"><text:a xlink:type="simple" xlink:href="http://www.lewibs.com/" text:style-name="Internet_20_link" text:visited-style-name="Visited_20_Internet_20_Link"><text:span text:style-name="T32">www.l</text:span></text:a><text:a xlink:type="simple" xlink:href="http://www.lewibs.com/" text:style-name="Internet_20_link" text:visited-style-name="Visited_20_Internet_20_Link"><text:span text:style-name="T31">ewibs.com</text:span></text:a><text:span text:style-name="T29"> </text:span><text:span text:style-name="T14">|</text:span><text:span text:style-name="T29"> </text:span><text:a xlink:type="simple" xlink:href="https://www.linkedin.com/in/benjamin-scott-lewis" text:style-name="Internet_20_link" text:visited-style-name="Visited_20_Internet_20_Link">https://www.linkedin.com/in/benjamin-scott-lewis</text:a><text:span text:style-name="T29"> </text:span><text:span text:style-name="T14">| </text:span><text:a xlink:type="simple" xlink:href="https://github.com/lewibs" text:style-name="Internet_20_link" text:visited-style-name="Visited_20_Internet_20_Link"><text:span text:style-name="T31">https://github.com/lewibs</text:span></text:a></text:p>
      <text:p text:style-name="P4"/>
      <text:p text:style-name="P12">Profile</text:p>
      <text:p text:style-name="P2">Passionate about programming, I have learned several languages, which I practice through doing<text:line-break/>projects and building websites. I am acutely aware when a process could be improved and am<text:line-break/>committed to finding a solution. <text:span text:style-name="T26">I am interested in learning more about computer science and making a lasting impact </text:span><text:span text:style-name="T27">in computing</text:span><text:span text:style-name="T26">.</text:span></text:p>
      <text:p text:style-name="P2"/>
      <text:p text:style-name="P10">Projects<text:line-break/><text:span text:style-name="T41">DuckTyper </text:span><text:span text:style-name="T42">-</text:span><text:span text:style-name="T34"> </text:span><text:a xlink:type="simple" xlink:href="https://www.npmjs.com/package/ducktyper" text:style-name="Internet_20_link" text:visited-style-name="Visited_20_Internet_20_Link"><text:span text:style-name="T35">https://www.npmjs.com/package/ducktyper</text:span></text:a></text:p>
      <text:list xml:id="list668651648" text:style-name="L1">
        <text:list-item>
          <text:p text:style-name="P16"><text:span text:style-name="T5">Type manager for maintaining input validation </text:span><text:span text:style-name="T7">for</text:span><text:span text:style-name="T5"> large scale js project</text:span><text:span text:style-name="T6">s</text:span></text:p>
        </text:list-item>
        <text:list-item>
          <text:p text:style-name="P17">Utilizes duck typing to allow high re-usability of types/typed functions</text:p>
        </text:list-item>
        <text:list-item>
          <text:p text:style-name="P17"><text:span text:style-name="T43">f</text:span><text:span text:style-name="T44">ast, clear, and easy to read input validation</text:span></text:p>
        </text:list-item>
      </text:list>
      <text:p text:style-name="P13"><text:span text:style-name="T17">Eventador</text:span><text:span text:style-name="T15"> </text:span><text:span text:style-name="T16">-</text:span><text:span text:style-name="T15"> </text:span><text:a xlink:type="simple" xlink:href="https://www.npmjs.com/package/eventador" text:style-name="Internet_20_link" text:visited-style-name="Visited_20_Internet_20_Link"><text:span text:style-name="T33">https://www.npmjs.com/package/eventador</text:span></text:a></text:p>
      <text:list xml:id="list3461523850" text:style-name="L2">
        <text:list-item>
          <text:p text:style-name="P19">Event manager that adds more options to the standard events in js</text:p>
        </text:list-item>
        <text:list-item>
          <text:p text:style-name="P19">Provides easy support for multi-key press events</text:p>
        </text:list-item>
        <text:list-item>
          <text:p text:style-name="P19">Works with any js framework</text:p>
        </text:list-item>
      </text:list>
      <text:p text:style-name="P6"><text:span text:style-name="T11">U</text:span><text:span text:style-name="T9">sability-</text:span><text:span text:style-name="T11">T</text:span><text:span text:style-name="T9">racker</text:span><text:span text:style-name="T23"> - </text:span><text:a xlink:type="simple" xlink:href="https://www.npmjs.com/package/usability-tracker" text:style-name="Internet_20_link" text:visited-style-name="Visited_20_Internet_20_Link"><text:span text:style-name="T30">https://www.npmjs.com/package/usability-tracker</text:span></text:a></text:p>
      <text:list xml:id="list2247206690" text:style-name="L3">
        <text:list-item>
          <text:p text:style-name="P18">Used to reduce the need <text:span text:style-name="T45">for </text:span>expensive usability-testing</text:p>
        </text:list-item>
        <text:list-item>
          <text:p text:style-name="P18">Easy to export <text:span text:style-name="T36">user </text:span>data, <text:span text:style-name="T36">which</text:span> can be handled in chunks or <text:span text:style-name="T25">in bulk</text:span></text:p>
        </text:list-item>
        <text:list-item>
          <text:p text:style-name="P20">Supports rudimentary playback of user actions in <text:span text:style-name="T36">browser</text:span></text:p>
        </text:list-item>
      </text:list>
      <text:p text:style-name="P1"/>
      <text:p text:style-name="P9">Work Experience</text:p>
      <text:p text:style-name="P7"><text:span text:style-name="T12">Frontend Developer</text:span><text:span text:style-name="T8"> </text:span><text:span text:style-name="T12">Full-time </text:span>– PowerN <text:span text:style-name="T18">NC <text:s text:c="56"/>Jan 2021-Present</text:span></text:p>
      <text:list xml:id="list382273119" text:style-name="L4">
        <text:list-item>
          <text:p text:style-name="P22">Lead the technical development of the front end team</text:p>
        </text:list-item>
        <text:list-item>
          <text:p text:style-name="P23"><text:span text:style-name="T37">C</text:span><text:span text:style-name="T21">onduct</text:span> the weekly sprint meetings</text:p>
        </text:list-item>
        <text:list-item>
          <text:p text:style-name="P24"><text:span text:style-name="T20">D</text:span><text:span text:style-name="T19">esigned the front end architecture for an industry level product</text:span></text:p>
        </text:list-item>
        <text:list-item>
          <text:p text:style-name="P25">Helped hire and train new interns</text:p>
        </text:list-item>
        <text:list-item>
          <text:p text:style-name="P26"><text:span text:style-name="T22">M</text:span>anaged the overall technical development of the web application</text:p>
        </text:list-item>
      </text:list>
      <text:p text:style-name="P2"><text:span text:style-name="T8">Teachers Assistant MATLAB</text:span> – NC State University, Raleig<text:span text:style-name="T48">h, </text:span>NC <text:s text:c="21"/>Aug 2020-<text:span text:style-name="T18">Dec 2021</text:span></text:p>
      <text:list xml:id="list194457492" text:style-name="L5">
        <text:list-item>
          <text:p text:style-name="P21">Taught Lab section<text:span text:style-name="T18">s</text:span> of 50 students to help them better understand material</text:p>
        </text:list-item>
        <text:list-item>
          <text:p text:style-name="P21">Made decisions to make the lab time a more efficient environment for learning</text:p>
        </text:list-item>
        <text:list-item>
          <text:p text:style-name="P21">Helped many students see an increase in grade of up to 20%</text:p>
        </text:list-item>
      </text:list>
      <text:p text:style-name="P2"/>
      <text:p text:style-name="P9">Education</text:p>
      <text:p text:style-name="P2">North Carolina State University, Raleigh, NC <text:s text:c="71"/><text:span text:style-name="T47">May</text:span> 202<text:span text:style-name="T40">3</text:span></text:p>
      <text:p text:style-name="P2">B.S. in Computer Science</text:p>
      <text:p text:style-name="P2">GPA: <text:span text:style-name="T23">3.5</text:span>/4.0</text:p>
      <text:p text:style-name="P2"/>
      <text:p text:style-name="P9">Relevant Coursework</text:p>
      <text:p text:style-name="P5"><text:span text:style-name="T39">O</text:span><text:span text:style-name="T36">perating systems, Social computing and decentralized artificial intelligence, <text:s/>Data Structures and Algorithms, C and Software Tools, </text:span>Software Development Fundamentals, Automata, Grammars, and Computability</text:p>
      <text:p text:style-name="P2"/>
      <text:p text:style-name="P9">Skills</text:p>
      <text:p text:style-name="P15"><text:span text:style-name="T4">Languages:</text:span><text:span text:style-name="T1"> </text:span>JavaScript, typescript, golang, python, java, c, assembly, <text:span text:style-name="T47">bash</text:span>, MATLAB, Haskell, PHP, <text:span text:style-name="T13">HTML, CSS, <text:s/>nativescript</text:span></text:p>
      <text:p text:style-name="P15"><text:span text:style-name="T10">Technical: </text:span>AWS, cPanel, <text:span text:style-name="T46">NestJs, </text:span><text:span text:style-name="T47">m</text:span><text:span text:style-name="T46">ongoose, IFC.js, </text:span>Spring, eclipse, linux, mongoDB, gin, node, OOP, functional, React, axios, potree, three.js, jquery, styled-components, <text:span text:style-name="T24">heroku, docker, </text:span><text:span text:style-name="T28">redux, </text:span><text:span text:style-name="T36">SQL, angularjs, </text:span><text:span text:style-name="T38">agile development, UML, multi-threaded, and asynchronous </text:span><text:span text:style-name="T46">software.</text:span></text:p>
      <text:p text:style-name="P14"><text:span text:style-name="T3">Interpersonal:</text:span><text:span text:style-name="T2"> Focused on finishing tasks before deadlines and maintaining a well-developed schedule; Able to articulate and convey confusing concepts; Ensures that given instructions are understood clearly. Overall hardworking, personal, curious, creative, and inven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eal" svg:font-family="area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7:42:04.133740277</meta:creation-date>
    <dc:date>2022-11-03T11:03:20.509280730</dc:date>
    <meta:editing-duration>PT4H1M52S</meta:editing-duration>
    <meta:editing-cycles>61</meta:editing-cycles>
    <meta:generator>LibreOffice/7.3.6.2$Linux_X86_64 LibreOffice_project/30$Build-2</meta:generator>
    <meta:document-statistic meta:table-count="0" meta:image-count="0" meta:object-count="0" meta:page-count="1" meta:paragraph-count="39" meta:word-count="392" meta:character-count="2948" meta:non-whitespace-character-count="2460"/>
  </office:meta>
</office:document-meta>
</file>